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60057DD67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paragraph-properties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ededed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Normal"/>
      <text:p text:style-name="Normal"><draw:frame draw:style-name="fr1" draw:name="Picture 156611084" text:anchor-type="as-char" svg:y="0in" svg:width="7.3528in" style:rel-width="scale" svg:height="9.6236in" style:rel-height="scale" draw:z-index="0"><draw:image xlink:href="Pictures/10000000000004000000060057DD6754.png" xlink:type="simple" xlink:show="embed" xlink:actuate="onLoad" draw:mime-type="image/png"/></draw:frame></text:p>
      <text:p text:style-name="P2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6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6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title/>
    <dc:description/>
    <dc:subject/>
    <meta:initial-creator>Matus Moura</meta:initial-creator>
    <meta:creation-date>2025-06-15T22:46:00Z</meta:creation-date>
    <dc:date>2025-06-15T19:47:25.508486261</dc:date>
    <meta:editing-cycles>2</meta:editing-cycles>
    <meta:editing-duration>PT56S</meta:editing-duration>
    <meta:document-statistic meta:table-count="0" meta:image-count="1" meta:object-count="0" meta:page-count="2" meta:paragraph-count="1" meta:word-count="0" meta:character-count="0" meta:non-whitespace-character-count="0"/>
    <meta:template xlink:type="simple" xlink:actuate="onRequest" xlink:title="" xlink:href="Normal.dotm"/>
  </office:meta>
</office:document-meta>
</file>